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opacity="50%" draw:opacity-name="" draw:textarea-vertical-align="middle"/>
    </style:style>
    <style:style style:name="gr3" style:family="graphic" style:parent-style-name="standard">
      <style:graphic-properties draw:fill-color="#ccff99" draw:opacity="50%" draw:opacity-name="" draw:textarea-vertical-align="middle"/>
    </style:style>
    <style:style style:name="gr4" style:family="graphic" style:parent-style-name="standard">
      <style:graphic-properties svg:stroke-width="0.081cm" svg:stroke-color="#ff3333" draw:marker-start-width="0.321cm" draw:marker-end-width="0.321cm" draw:fill-color="#ffff99" draw:opacity="50%" draw:opacity-name="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cm" fo:min-width="0cm" draw:shadow="visible"/>
    </style:style>
    <style:style style:name="gr7" style:family="graphic" style:parent-style-name="standard">
      <style:graphic-properties draw:fill-color="#ffccff"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fill-color="#ccffff" draw:textarea-vertical-align="top"/>
    </style:style>
    <style:style style:name="gr11" style:family="graphic" style:parent-style-name="standard">
      <style:graphic-properties draw:fill-color="#ccffcc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draw:fill-color="#ccff99"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svg:stroke-width="0.081cm" svg:stroke-color="#ff3333" draw:marker-start-width="0.321cm" draw:marker-end-width="0.321cm" draw:fill-color="#ccffff" draw:opacity="50%" draw:opacity-name="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ff3333" draw:marker-start-width="0.321cm" draw:marker-end-width="0.321cm" draw:fill-color="#ffccff" draw:opacity="50%" draw:opacity-name="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color="#ff3333" fo:font-weight="bold" style:font-weight-asian="bold" style:font-weight-complex="bold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center"/>
      <style:text-properties fo:color="#ff0000" fo:font-weight="bold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rect draw:style-name="gr1" draw:text-style-name="P1" draw:layer="layout" svg:width="7.2cm" svg:height="3.1cm" svg:x="6.9cm" svg:y="13.3cm">
          <text:p text:style-name="P1">圖片</text:p>
          <text:p text:style-name="P1">等比例放大縮小的規則</text:p>
        </draw:rect>
      </draw:page>
      <draw:page draw:name="page2" draw:style-name="dp1" draw:master-page-name="預設">
        <draw:rect draw:style-name="gr2" draw:text-style-name="P1" xml:id="id3" draw:id="id3" draw:layer="layout" svg:width="13cm" svg:height="9.698cm" svg:x="3cm" svg:y="5.2cm">
          <text:p/>
        </draw:rect>
        <draw:rect draw:style-name="gr3" draw:text-style-name="P1" xml:id="id2" draw:id="id2" draw:layer="layout" svg:width="9.1cm" svg:height="6.789cm" svg:x="3cm" svg:y="5.2cm">
          <text:p/>
        </draw:rect>
        <draw:rect draw:style-name="gr4" draw:text-style-name="P1" xml:id="id1" draw:id="id1" draw:layer="layout" svg:width="6.3cm" svg:height="4.7cm" svg:x="3cm" svg:y="5.2cm">
          <text:p text:style-name="P1">原本大小</text:p>
        </draw:rect>
        <draw:line draw:style-name="gr5" draw:text-style-name="P1" draw:layer="layout" svg:x1="0.3cm" svg:y1="11.9cm" svg:x2="18.2cm" svg:y2="11.9cm">
          <text:p/>
        </draw:line>
        <draw:line draw:style-name="gr5" draw:text-style-name="P1" draw:layer="layout" svg:x1="16cm" svg:y1="2.6cm" svg:x2="16cm" svg:y2="16.3cm">
          <text:p/>
        </draw:line>
        <draw:custom-shape draw:style-name="gr6" draw:text-style-name="P1" draw:layer="layout" svg:width="2.1cm" svg:height="2.1cm" svg:x="14.9cm" svg:y="10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85.483103284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45cm" svg:height="2cm" svg:x="11.609cm" svg:y="17.136cm">
          <text:p text:style-name="P2">游標</text:p>
          <draw:enhanced-geometry svg:viewBox="0 0 21600 21600" draw:mirror-horizontal="true" draw:type="line-callout-1" draw:modifiers="-3373.630831643 -50788.6056971514 -1552.24572587656 5969.4152923538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8" draw:text-style-name="P3" draw:layer="layout" draw:type="line" svg:x1="9.3cm" svg:y1="7.55cm" svg:x2="12.1cm" svg:y2="8.594cm" draw:start-shape="id1" draw:start-glue-point="1" draw:end-shape="id2" svg:d="M9300 7550l2800 1044">
          <text:p text:style-name="P1"><text:span text:style-name="T1">A</text:span><text:span text:style-name="T1">方案</text:span></text:p>
        </draw:connector>
        <draw:connector draw:style-name="gr8" draw:text-style-name="P3" draw:layer="layout" draw:type="line" svg:x1="6.15cm" svg:y1="9.9cm" svg:x2="9.5cm" svg:y2="14.898cm" draw:start-shape="id1" draw:start-glue-point="2" draw:end-shape="id3" draw:end-glue-point="2" svg:d="M6150 9900l3350 4998">
          <text:p text:style-name="P1"><text:span text:style-name="T1">B</text:span><text:span text:style-name="T1">方案</text:span></text:p>
        </draw:connector>
        <draw:custom-shape draw:style-name="gr9" draw:text-style-name="P1" draw:layer="layout" svg:width="8cm" svg:height="1.9cm" svg:x="0cm" svg:y="0cm">
          <text:p text:style-name="P1">等比例放大的規則</text:p>
          <draw:enhanced-geometry svg:viewBox="0 0 21600 21600" draw:text-areas="0 0 21600 21600" draw:type="pentagon-right" draw:modifiers="17698.98762654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10" draw:text-style-name="P2" draw:layer="layout" svg:width="19cm" svg:height="9.3cm" svg:x="1cm" svg:y="19.4cm">
          <text:p text:style-name="P2">一個游標會有兩種策略A,B</text:p>
          <text:p text:style-name="P2"/>
          <text:p text:style-name="P2">右下角的規則&gt;&gt;</text:p>
          <text:p text:style-name="P2">游標必須在AB的內部</text:p>
          <text:p text:style-name="P2"/>
          <text:p text:style-name="P2">辦別方法</text:p>
          <text:p text:style-name="P2"><text:s/></text:p>
          <text:p text:style-name="P2">若A(以 <text:span text:style-name="T2">高</text:span> 為定值)判斷(c_y 是否在 left, rightA 之間)</text:p>
          <text:p text:style-name="P2"><text:span text:style-name="T3">若</text:span><text:span text:style-name="T3">B(</text:span><text:span text:style-name="T3">以 </text:span><text:span text:style-name="T2">寬</text:span><text:span text:style-name="T3"> 為定值</text:span><text:span text:style-name="T3">)</text:span><text:span text:style-name="T3">判斷</text:span><text:span text:style-name="T3">(c_x </text:span><text:span text:style-name="T3">是否在 </text:span><text:span text:style-name="T3">top, buttomB </text:span><text:span text:style-name="T3">之間</text:span><text:span text:style-name="T3">)</text:span></text:p>
          <text:p text:style-name="P2"><text:span text:style-name="T3"/></text:p>
        </draw:rect>
        <draw:custom-shape draw:style-name="gr11" draw:text-style-name="P4" draw:layer="layout" svg:width="2.999cm" svg:height="1.2cm" svg:x="8.401cm" svg:y="16.8cm">
          <text:p text:style-name="P4"><text:span text:style-name="T4">bottomB</text:span></text:p>
          <draw:enhanced-geometry svg:viewBox="0 0 21600 21600" draw:mirror-horizontal="false" draw:mirror-vertical="false" draw:type="line-callout-3" draw:modifiers="-4644 -30916.2364696087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2.999cm" svg:height="1.2cm" svg:x="7.701cm" svg:y="3cm">
          <text:p text:style-name="P1">top</text:p>
          <draw:enhanced-geometry svg:viewBox="0 0 21600 21600" draw:mirror-horizontal="false" draw:mirror-vertical="false" draw:type="line-callout-3" draw:modifiers="-7264.8 39171.3572023314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4" draw:layer="layout" svg:width="2.999cm" svg:height="1.2cm" svg:x="16.315cm" svg:y="1.789cm">
          <text:p text:style-name="P4"><text:span text:style-name="T4">rightA</text:span></text:p>
          <draw:enhanced-geometry svg:viewBox="0 0 21600 21600" draw:mirror-horizontal="false" draw:mirror-vertical="false" draw:type="line-callout-3" draw:modifiers="-29563.2 116704.746044963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1cm" svg:height="1.4cm" svg:x="17.7cm" svg:y="9.1cm">
          <text:p text:style-name="P1">c_x</text:p>
          <draw:enhanced-geometry svg:viewBox="0 0 21600 21600" draw:glue-points="10800 0 0 10800 10800 21600 21600 10800 ?f40 ?f41" draw:text-areas="0 0 21600 21600" draw:type="rectangular-callout" draw:modifiers="-2180.19993550468 45019.27194860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3.1cm" svg:height="1.4cm" svg:x="17.4cm" svg:y="16cm">
          <text:p text:style-name="P1">c_y</text:p>
          <draw:enhanced-geometry svg:viewBox="0 0 21600 21600" draw:glue-points="10800 0 0 10800 10800 21600 21600 10800 ?f40 ?f41" draw:text-areas="0 0 21600 21600" draw:type="rectangular-callout" draw:modifiers="-9305.90132215414 -3083.51177730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1.95cm" svg:height="1.6cm" svg:x="0cm" svg:y="3.1cm">
          <text:p text:style-name="P1">left</text:p>
          <draw:enhanced-geometry svg:viewBox="0 0 21600 21600" draw:mirror-horizontal="true" draw:type="line-callout-1" draw:modifiers="-11613.7365453614 70156.152404747 -2723.52639671963 7474.3285446595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預設">
        <draw:custom-shape draw:style-name="gr9" draw:text-style-name="P1" draw:layer="layout" svg:width="8cm" svg:height="1.9cm" svg:x="0.001cm" svg:y="0.001cm">
          <text:p text:style-name="P1">等比例縮小的規則</text:p>
          <draw:enhanced-geometry svg:viewBox="0 0 21600 21600" draw:text-areas="0 0 21600 21600" draw:type="pentagon-right" draw:modifiers="17698.987626546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4" draw:text-style-name="P1" xml:id="id4" draw:id="id4" draw:layer="layout" svg:width="13.9cm" svg:height="10.37cm" svg:x="3.7cm" svg:y="3.63cm">
          <text:p text:style-name="P1">原本大小</text:p>
        </draw:rect>
        <draw:rect draw:style-name="gr13" draw:text-style-name="P1" xml:id="id5" draw:id="id5" draw:layer="layout" svg:width="8.3cm" svg:height="6.193cm" svg:x="3.7cm" svg:y="3.63cm">
          <text:p/>
        </draw:rect>
        <draw:rect draw:style-name="gr14" draw:text-style-name="P1" xml:id="id6" draw:id="id6" draw:layer="layout" svg:width="5.4cm" svg:height="4.029cm" svg:x="3.7cm" svg:y="3.63cm">
          <text:p/>
        </draw:rect>
        <draw:line draw:style-name="gr5" draw:text-style-name="P1" draw:layer="layout" svg:x1="2.6cm" svg:y1="7.6cm" svg:x2="20.4cm" svg:y2="7.6cm">
          <text:p/>
        </draw:line>
        <draw:line draw:style-name="gr5" draw:text-style-name="P1" draw:layer="layout" svg:x1="12cm" svg:y1="1.8cm" svg:x2="12cm" svg:y2="15.3cm">
          <text:p/>
        </draw:line>
        <draw:custom-shape draw:style-name="gr6" draw:text-style-name="P1" draw:layer="layout" svg:width="2.1cm" svg:height="2.1cm" svg:x="10.9cm" svg:y="6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085.483103284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0.65cm" svg:y1="14cm" svg:x2="7.85cm" svg:y2="9.823cm" draw:start-shape="id4" draw:start-glue-point="2" draw:end-shape="id5" svg:d="M10650 14000l-2800-4177">
          <text:p text:style-name="P1"><text:span text:style-name="T5">B</text:span><text:span text:style-name="T5">方案</text:span></text:p>
        </draw:connector>
        <draw:connector draw:style-name="gr8" draw:text-style-name="P5" draw:layer="layout" draw:type="line" svg:x1="17.6cm" svg:y1="8.815cm" svg:x2="9.1cm" svg:y2="5.644cm" draw:start-shape="id4" draw:start-glue-point="1" draw:end-shape="id6" draw:end-glue-point="1" svg:d="M17600 8815l-8500-3171">
          <text:p text:style-name="P5"><text:span text:style-name="T5">A</text:span><text:span text:style-name="T5">方案</text:span></text:p>
        </draw:connector>
        <draw:rect draw:style-name="gr10" draw:text-style-name="P2" draw:layer="layout" svg:width="19cm" svg:height="9.3cm" svg:x="1cm" svg:y="19.4cm">
          <text:p text:style-name="P2">一個游標會有兩種策略A,B</text:p>
          <text:p text:style-name="P2"/>
          <text:p text:style-name="P2">右下角的規則&gt;&gt;</text:p>
          <text:p text:style-name="P2">游標必須在AB的內部</text:p>
          <text:p text:style-name="P2"/>
          <text:p text:style-name="P2">辦別方法</text:p>
          <text:p text:style-name="P2"><text:s/></text:p>
          <text:p text:style-name="P2">若A(以 <text:span text:style-name="T2">高</text:span> 為定值)判斷(c_y 是否在 left, rightA 之間)</text:p>
          <text:p text:style-name="P2"><text:span text:style-name="T3">若</text:span><text:span text:style-name="T3">B(</text:span><text:span text:style-name="T3">以 </text:span><text:span text:style-name="T2">寬</text:span><text:span text:style-name="T3"> 為定值</text:span><text:span text:style-name="T3">)</text:span><text:span text:style-name="T3">判斷</text:span><text:span text:style-name="T3">(c_x </text:span><text:span text:style-name="T3">是否在 </text:span><text:span text:style-name="T3">top, buttomB </text:span><text:span text:style-name="T3">之間</text:span><text:span text:style-name="T3">)</text:span></text:p>
          <text:p text:style-name="P2"><text:span text:style-name="T3"/></text:p>
        </draw:rect>
        <draw:custom-shape draw:style-name="gr11" draw:text-style-name="P1" draw:layer="layout" svg:width="2.999cm" svg:height="1.2cm" svg:x="13.801cm" svg:y="1.4cm">
          <text:p text:style-name="P1">top</text:p>
          <draw:enhanced-geometry svg:viewBox="0 0 21600 21600" draw:mirror-horizontal="false" draw:mirror-vertical="false" draw:type="line-callout-3" draw:modifiers="-7264.8 39171.3572023314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1cm" svg:height="1.4cm" svg:x="17.5cm" svg:y="9.7cm">
          <text:p text:style-name="P1">c_x</text:p>
          <draw:enhanced-geometry svg:viewBox="0 0 21600 21600" draw:glue-points="10800 0 0 10800 10800 21600 21600 10800 ?f40 ?f41" draw:text-areas="0 0 21600 21600" draw:type="rectangular-callout" draw:modifiers="6317.70396646243 -28923.34047109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" draw:layer="layout" svg:width="3.1cm" svg:height="1.4cm" svg:x="13.3cm" svg:y="15.1cm">
          <text:p text:style-name="P1">c_y</text:p>
          <draw:enhanced-geometry svg:viewBox="0 0 21600 21600" draw:glue-points="10800 0 0 10800 10800 21600 21600 10800 ?f40 ?f41" draw:text-areas="0 0 21600 21600" draw:type="rectangular-callout" draw:modifiers="-9305.90132215414 -3083.51177730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" draw:layer="layout" svg:width="2.999cm" svg:height="1.2cm" svg:x="5.694cm" svg:y="14.905cm">
          <text:p text:style-name="P4"><text:span text:style-name="T4">bottomB</text:span></text:p>
          <draw:enhanced-geometry svg:viewBox="0 0 21600 21600" draw:mirror-horizontal="false" draw:mirror-vertical="false" draw:type="line-callout-3" draw:modifiers="-7905.6 -90968.1931723564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2.999cm" svg:height="1.2cm" svg:x="10.601cm" svg:y="16.6cm">
          <text:p text:style-name="P1">bottom</text:p>
          <draw:enhanced-geometry svg:viewBox="0 0 21600 21600" draw:mirror-horizontal="false" draw:mirror-vertical="false" draw:type="line-callout-3" draw:modifiers="-11282.4 -44980.5162364696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4" draw:layer="layout" svg:width="2.999cm" svg:height="1.2cm" svg:x="10.601cm" svg:y="0.4cm">
          <text:p text:style-name="P4"><text:span text:style-name="T4">rightA</text:span></text:p>
          <draw:enhanced-geometry svg:viewBox="0 0 21600 21600" draw:mirror-horizontal="false" draw:mirror-vertical="false" draw:type="line-callout-3" draw:modifiers="-10188 90014.987510408 -1800 9963.696919233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" draw:layer="layout" svg:width="2.999cm" svg:height="1.1cm" svg:x="0.05cm" svg:y="10.5cm">
          <text:p text:style-name="P1">left</text:p>
          <draw:enhanced-geometry svg:viewBox="0 0 21600 21600" draw:mirror-horizontal="true" draw:type="line-callout-1" draw:modifiers="-3895.2 -24326.9754768392 -1800 10868.664850136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9T19:37:21.31</meta:creation-date>
    <dc:date>2018-05-31T19:35:39.65</dc:date>
    <meta:editing-duration>PT44M3S</meta:editing-duration>
    <meta:editing-cycles>16</meta:editing-cycles>
    <meta:generator>OpenOffice/4.1.5$Win32 OpenOffice.org_project/415m1$Build-9789</meta:generator>
    <meta:document-statistic meta:object-count="35"/>
  </office:meta>
</office:document-meta>
</file>